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pperplate" svg:font-family="Copperplate" style:font-pitch="variable"/>
    <style:font-face style:name="Futura" svg:font-family="Futura" style:font-pitch="variable"/>
    <style:font-face style:name="Phosphate" svg:font-family="Phosphate" style:font-pitch="variable"/>
    <style:font-face style:name="Rockwell" svg:font-family="Rockw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000000" draw:marker-start-width="0.438cm" draw:marker-end-width="0.438cm" draw:fill="none" draw:fill-color="#000000" draw:textarea-vertical-align="middle" fo:padding-top="0.204cm" fo:padding-bottom="0.204cm" fo:padding-left="0.329cm" fo:padding-right="0.329cm"/>
    </style:style>
    <style:style style:name="gr2"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508cm" fo:min-width="0.258cm" fo:padding-top="0.204cm" fo:padding-bottom="0.204cm" fo:padding-left="0.329cm" fo:padding-right="0.329cm"/>
    </style:style>
    <style:style style:name="gr3"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1.396cm" fo:min-width="1.146cm" fo:padding-top="0.204cm" fo:padding-bottom="0.204cm" fo:padding-left="0.329cm" fo:padding-right="0.329cm"/>
    </style:style>
    <style:style style:name="gr4"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209cm" fo:min-width="0cm" fo:padding-top="0.204cm" fo:padding-bottom="0.204cm" fo:padding-left="0.329cm" fo:padding-right="0.329cm"/>
    </style:style>
    <style:style style:name="gr5"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452cm" fo:min-width="0.202cm" fo:padding-top="0.204cm" fo:padding-bottom="0.204cm" fo:padding-left="0.329cm" fo:padding-right="0.329cm"/>
    </style:style>
    <style:style style:name="gr6" style:family="graphic" style:parent-style-name="standard">
      <style:graphic-properties draw:stroke="none" svg:stroke-color="#000000" draw:fill-color="#1c1c1c" draw:textarea-horizontal-align="justify" draw:textarea-vertical-align="middle" draw:auto-grow-height="false" fo:min-height="14.99cm" fo:min-width="14.74cm"/>
    </style:style>
    <style:style style:name="gr7" style:family="graphic" style:parent-style-name="objectwithoutfill">
      <style:graphic-properties svg:stroke-width="0.159cm" svg:stroke-color="#ffffff" draw:marker-start-width="0.438cm" draw:marker-end-width="0.438cm" draw:fill="none" draw:fill-color="#000000" draw:textarea-vertical-align="middle" fo:padding-top="0.204cm" fo:padding-bottom="0.204cm" fo:padding-left="0.329cm" fo:padding-right="0.329cm"/>
    </style:style>
    <style:style style:name="gr8"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35cm" fo:min-width="0.1cm" fo:padding-top="0.204cm" fo:padding-bottom="0.204cm" fo:padding-left="0.329cm" fo:padding-right="0.329cm"/>
    </style:style>
    <style:style style:name="gr9"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1.238cm" fo:min-width="0.988cm" fo:padding-top="0.204cm" fo:padding-bottom="0.204cm" fo:padding-left="0.329cm" fo:padding-right="0.329cm"/>
    </style:style>
    <style:style style:name="gr10"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1"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452cm" fo:min-width="0.202cm" fo:padding-top="0.204cm" fo:padding-bottom="0.204cm" fo:padding-left="0.329cm" fo:padding-right="0.329cm"/>
    </style:style>
    <style:style style:name="gr12"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273cm" fo:min-width="0.023cm" fo:padding-top="0.204cm" fo:padding-bottom="0.204cm" fo:padding-left="0.329cm" fo:padding-right="0.329cm"/>
    </style:style>
    <style:style style:name="gr13"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1.07cm" fo:min-width="0.82cm" fo:padding-top="0.204cm" fo:padding-bottom="0.204cm" fo:padding-left="0.329cm" fo:padding-right="0.329cm"/>
    </style:style>
    <style:style style:name="gr14"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002cm" fo:min-width="0cm" fo:padding-top="0.204cm" fo:padding-bottom="0.204cm" fo:padding-left="0.329cm" fo:padding-right="0.329cm"/>
    </style:style>
    <style:style style:name="gr15"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003cm" fo:min-width="0cm" fo:padding-top="0.204cm" fo:padding-bottom="0.204cm" fo:padding-left="0.329cm" fo:padding-right="0.329cm"/>
    </style:style>
    <style:style style:name="gr16"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365cm" fo:min-width="0.115cm" fo:padding-top="0.204cm" fo:padding-bottom="0.204cm" fo:padding-left="0.329cm" fo:padding-right="0.329cm"/>
    </style:style>
    <style:style style:name="gr17" style:family="graphic" style:parent-style-name="standard">
      <style:graphic-properties draw:stroke="solid" svg:stroke-width="0.212cm" svg:stroke-color="#000000" draw:marker-start-width="0.517cm" draw:marker-end-width="0.517cm" draw:fill="solid" draw:fill-color="#000000" draw:textarea-horizontal-align="center" draw:textarea-vertical-align="middle" fo:min-height="4.195cm" fo:padding-top="0.23cm" fo:padding-bottom="0.23cm" fo:padding-left="0.355cm" fo:padding-right="0.355cm" draw:shadow="hidden" draw:shadow-offset-x="0cm" draw:shadow-offset-y="0cm"/>
    </style:style>
    <style:style style:name="gr18" style:family="graphic" style:parent-style-name="standard">
      <style:graphic-properties draw:stroke="solid" svg:stroke-width="0.212cm" svg:stroke-color="#000000" draw:marker-start-width="0.517cm" draw:marker-end-width="0.517cm" draw:fill="solid" draw:fill-color="#ffffff" draw:textarea-horizontal-align="center" draw:textarea-vertical-align="middle" fo:min-height="4.195cm" fo:padding-top="0.23cm" fo:padding-bottom="0.23cm" fo:padding-left="0.355cm" fo:padding-right="0.355cm" draw:shadow="hidden" draw:shadow-offset-x="0cm" draw:shadow-offset-y="0cm"/>
    </style:style>
    <style:style style:name="P1" style:family="paragraph">
      <loext:graphic-properties draw:fill="none" draw:fill-color="#000000"/>
      <style:paragraph-properties fo:text-align="center"/>
    </style:style>
    <style:style style:name="P2" style:family="paragraph">
      <loext:graphic-properties draw:fill-color="#ffffff"/>
      <style:paragraph-properties fo:text-align="center"/>
    </style:style>
    <style:style style:name="P3" style:family="paragraph">
      <loext:graphic-properties draw:fill-color="#1c1c1c"/>
      <style:paragraph-properties fo:text-align="center"/>
    </style:style>
    <style:style style:name="P4" style:family="paragraph">
      <loext:graphic-properties draw:fill="solid" draw:fill-color="#000000"/>
      <style:paragraph-properties fo:text-align="center"/>
      <style:text-properties style:text-outline="true" style:font-name="Copperplate" fo:font-size="120pt" fo:font-weight="bold" fo:background-color="transparent" style:font-size-asian="18pt" style:font-size-complex="18pt"/>
    </style:style>
    <style:style style:name="P5" style:family="paragraph">
      <loext:graphic-properties draw:fill="solid" draw:fill-color="#ffffff"/>
      <style:paragraph-properties fo:text-align="center"/>
      <style:text-properties style:text-outline="true" style:font-name="Copperplate" fo:font-size="120pt" fo:font-weight="bold" fo:background-color="transparent" style:font-size-asian="18pt" style:font-size-complex="18pt"/>
    </style:style>
  </office:automatic-styles>
  <office:body>
    <office:drawing>
      <draw:page draw:name="page1" draw:style-name="dp1" draw:master-page-name="Default">
        <draw:line draw:style-name="gr1" draw:text-style-name="P1" draw:layer="Lines" svg:x1="9.44cm" svg:y1="5.905cm" svg:x2="10.682cm" svg:y2="2.303cm">
          <text:p/>
        </draw:line>
        <draw:line draw:style-name="gr1" draw:text-style-name="P1" draw:layer="Lines" svg:x1="12.669cm" svg:y1="4.333cm" svg:x2="9.44cm" svg:y2="5.906cm">
          <text:p/>
        </draw:line>
        <draw:line draw:style-name="gr1" draw:text-style-name="P1" draw:layer="Lines" svg:x1="10.682cm" svg:y1="2.304cm" svg:x2="12.669cm" svg:y2="4.333cm">
          <text:p/>
        </draw:line>
        <draw:line draw:style-name="gr1" draw:text-style-name="P1" draw:layer="Lines" svg:x1="1.739cm" svg:y1="12.653cm" svg:x2="5.424cm" svg:y2="5.864cm">
          <text:p/>
        </draw:line>
        <draw:line draw:style-name="gr1" draw:text-style-name="P1" draw:layer="Lines" svg:x1="9.44cm" svg:y1="5.906cm" svg:x2="5.424cm" svg:y2="5.864cm">
          <text:p/>
        </draw:line>
        <draw:line draw:style-name="gr1" draw:text-style-name="P1" draw:layer="Lines" svg:x1="9.44cm" svg:y1="5.906cm" svg:x2="5.755cm" svg:y2="12.695cm">
          <text:p/>
        </draw:line>
        <draw:line draw:style-name="gr1" draw:text-style-name="P1" draw:layer="Lines" svg:x1="5.755cm" svg:y1="12.696cm" svg:x2="1.739cm" svg:y2="12.654cm">
          <text:p/>
        </draw:line>
        <draw:custom-shape draw:style-name="gr2" draw:text-style-name="P2" draw:layer="Stars" svg:width="1.07cm" svg:height="1.07cm" draw:transform="rotate (-0.33213615665452)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Stars" svg:width="2.328cm" svg:height="2.328cm" draw:transform="rotate (-0.33213615665452) translate (11.94cm 2.8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Stars" svg:width="0.647cm" svg:height="0.647cm" draw:transform="rotate (-0.33213615665452)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ines" svg:width="1.216cm" svg:height="1.216cm" draw:transform="rotate (-0.33213615665452) translate (5.374cm 11.9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Stars" svg:width="0.647cm" svg:height="0.647cm" draw:transform="rotate (-0.33213615665452)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custom-shape draw:style-name="gr6" draw:text-style-name="P3" draw:layer="Bg" svg:width="15.24cm" svg:height="15.24cm" svg:x="0cm" svg:y="0cm">
          <text:p/>
          <draw:enhanced-geometry svg:viewBox="0 0 21600 21600" draw:type="rectangle" draw:enhanced-path="M 0 0 L 21600 0 21600 21600 0 21600 0 0 Z N"/>
        </draw:custom-shape>
        <draw:line draw:style-name="gr7" draw:text-style-name="P1" draw:layer="Lines" svg:x1="9.44cm" svg:y1="5.905cm" svg:x2="10.682cm" svg:y2="2.303cm">
          <text:p/>
        </draw:line>
        <draw:line draw:style-name="gr7" draw:text-style-name="P1" draw:layer="Lines" svg:x1="12.669cm" svg:y1="4.333cm" svg:x2="9.44cm" svg:y2="5.906cm">
          <text:p/>
        </draw:line>
        <draw:line draw:style-name="gr7" draw:text-style-name="P1" draw:layer="Lines" svg:x1="10.682cm" svg:y1="2.304cm" svg:x2="12.669cm" svg:y2="4.333cm">
          <text:p/>
        </draw:line>
        <draw:line draw:style-name="gr7" draw:text-style-name="P1" draw:layer="Lines" svg:x1="1.739cm" svg:y1="12.653cm" svg:x2="5.424cm" svg:y2="5.864cm">
          <text:p/>
        </draw:line>
        <draw:line draw:style-name="gr7" draw:text-style-name="P1" draw:layer="Lines" svg:x1="9.44cm" svg:y1="5.906cm" svg:x2="5.424cm" svg:y2="5.864cm">
          <text:p/>
        </draw:line>
        <draw:line draw:style-name="gr7" draw:text-style-name="P1" draw:layer="Lines" svg:x1="9.44cm" svg:y1="5.906cm" svg:x2="5.755cm" svg:y2="12.695cm">
          <text:p/>
        </draw:line>
        <draw:line draw:style-name="gr7" draw:text-style-name="P1" draw:layer="Lines" svg:x1="5.755cm" svg:y1="12.696cm" svg:x2="1.739cm" svg:y2="12.654cm">
          <text:p/>
        </draw:line>
        <draw:custom-shape draw:style-name="gr8" draw:text-style-name="P3" draw:layer="Stars" svg:width="1.07cm" svg:height="1.07cm" draw:transform="rotate (-0.33213615665452)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Stars" svg:width="2.328cm" svg:height="2.328cm" draw:transform="rotate (-0.33213615665452) translate (11.94cm 2.8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3" draw:layer="Stars" svg:width="0.647cm" svg:height="0.647cm" draw:transform="rotate (-0.33213615665452)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Stars" svg:width="1.216cm" svg:height="1.216cm" draw:transform="rotate (-0.33213615665452) translate (5.374cm 11.9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3" draw:layer="Stars" svg:width="0.647cm" svg:height="0.647cm" draw:transform="rotate (-0.33213615665452)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line draw:style-name="gr1" draw:text-style-name="P1" draw:layer="Lines" svg:x1="9.876cm" svg:y1="4.677cm" svg:x2="11.726cm" svg:y2="1.8cm">
          <text:p/>
        </draw:line>
        <draw:line draw:style-name="gr1" draw:text-style-name="P1" draw:layer="Lines" svg:x1="13.026cm" svg:y1="3.993cm" svg:x2="9.875cm" svg:y2="4.678cm">
          <text:p/>
        </draw:line>
        <draw:line draw:style-name="gr1" draw:text-style-name="P1" draw:layer="Lines" svg:x1="11.725cm" svg:y1="1.801cm" svg:x2="13.026cm" svg:y2="3.993cm">
          <text:p/>
        </draw:line>
        <draw:line draw:style-name="gr1" draw:text-style-name="P1" draw:layer="Lines" svg:x1="1.723cm" svg:y1="8.924cm" svg:x2="6.382cm" svg:y2="3.787cm">
          <text:p/>
        </draw:line>
        <draw:line draw:style-name="gr1" draw:text-style-name="P1" draw:layer="Lines" svg:x1="9.876cm" svg:y1="4.678cm" svg:x2="6.382cm" svg:y2="3.787cm">
          <text:p/>
        </draw:line>
        <draw:line draw:style-name="gr1" draw:text-style-name="P1" draw:layer="Lines" svg:x1="9.876cm" svg:y1="4.678cm" svg:x2="5.217cm" svg:y2="9.815cm">
          <text:p/>
        </draw:line>
        <draw:line draw:style-name="gr1" draw:text-style-name="P1" draw:layer="Lines" svg:x1="5.217cm" svg:y1="9.815cm" svg:x2="1.723cm" svg:y2="8.924cm">
          <text:p/>
        </draw:line>
        <draw:custom-shape draw:style-name="gr12" draw:text-style-name="P2" draw:layer="Stars" svg:width="0.961cm" svg:height="0.961cm" draw:transform="rotate (-0.57142079710294) translate (1.578cm 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Stars" svg:width="2.09cm" svg:height="2.09cm" draw:transform="rotate (-0.57142079710294) translate (12.704cm 2.5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2" draw:layer="Stars" svg:width="0.58cm" svg:height="0.58cm" draw:transform="rotate (-0.57142079710294) translate (9.785cm 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Stars" svg:width="0.581cm" svg:height="0.581cm" draw:transform="skewX (-0.0017453292519943) rotate (-0.57142079710294) translate (11.638cm 1.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Stars" svg:width="0.581cm" svg:height="0.58cm" draw:transform="rotate (-0.57142079710294) translate (6.294cm 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ines" svg:width="1.093cm" svg:height="1.093cm" draw:transform="rotate (-0.57142079710294) translate (5.05cm 9.0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2" draw:layer="Stars" svg:width="0.58cm" svg:height="0.58cm" draw:transform="rotate (-0.57142079710294) translate (5.122cm 9.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7" draw:text-style-name="P4" draw:layer="layout" svg:width="2.335cm" svg:height="2.322cm" svg:x="2.09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31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9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2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9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31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9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89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3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8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88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29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7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88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29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7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09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88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29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7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89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3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8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7" draw:text-style-name="P4" draw:layer="layout" svg:width="2.335cm" svg:height="2.322cm" svg:x="2.09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7" draw:text-style-name="P4" draw:layer="layout" svg:width="2.496cm" svg:height="2.225cm" svg:x="4.731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7" draw:text-style-name="P4" draw:layer="layout" svg:width="2.458cm" svg:height="2.225cm" svg:x="7.729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7" draw:text-style-name="P4" draw:layer="layout" svg:width="2.707cm" svg:height="2.225cm" svg:x="10.61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18" draw:text-style-name="P5" draw:layer="layout" svg:width="2.335cm" svg:height="2.322cm" svg:x="2.089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18" draw:text-style-name="P5" draw:layer="layout" svg:width="2.496cm" svg:height="2.225cm" svg:x="4.73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18" draw:text-style-name="P5" draw:layer="layout" svg:width="2.458cm" svg:height="2.225cm" svg:x="7.728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18" draw:text-style-name="P5" draw:layer="layout" svg:width="2.707cm" svg:height="2.225cm" svg:x="10.611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pperplate" svg:font-family="Copperplate" style:font-pitch="variable"/>
    <style:font-face style:name="Futura" svg:font-family="Futura" style:font-pitch="variable"/>
    <style:font-face style:name="Phosphate" svg:font-family="Phosphate" style:font-pitch="variable"/>
    <style:font-face style:name="Rockwell" svg:font-family="Rockw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24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Stars"/>
      <draw:layer draw:name="Lines"/>
      <draw:layer draw:name="Bg" draw:display="screen"/>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2T08:02:38.802642550</meta:creation-date>
    <dc:date>2019-08-12T18:56:43.749407492</dc:date>
    <meta:editing-duration>PT45M34S</meta:editing-duration>
    <meta:editing-cycles>5</meta:editing-cycles>
    <meta:generator>LibreOffice/6.2.5.2$MacOSX_X86_64 LibreOffice_project/1ec314fa52f458adc18c4f025c545a4e8b22c159</meta:generator>
    <meta:document-statistic meta:object-count="80"/>
  </office:meta>
</office:document-meta>
</file>